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700000172A0801372.png"/>
  <manifest:file-entry manifest:media-type="image/png" manifest:full-path="Pictures/100000000000028300000174150C4560.png"/>
  <manifest:file-entry manifest:media-type="image/png" manifest:full-path="Pictures/100000000000028B000000E4FBB2A1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153cm" svg:y="-0.864cm" svg:width="16.695cm" svg:height="9.79cm" draw:z-index="0"><draw:image xlink:href="Pictures/100000000000027700000172A0801372.png" xlink:type="simple" xlink:show="embed" xlink:actuate="onLoad"/></draw:frame><draw:frame draw:style-name="fr1" draw:name="graphics2" text:anchor-type="paragraph" svg:x="-0.168cm" svg:y="10.109cm" svg:width="17cm" svg:height="5.953cm" draw:z-index="1"><draw:image xlink:href="Pictures/100000000000028B000000E4FBB2A1D2.png" xlink:type="simple" xlink:show="embed" xlink:actuate="onLoad"/></draw:frame><draw:frame draw:style-name="fr1" draw:name="graphics3" text:anchor-type="paragraph" svg:x="-0.139cm" svg:y="16.598cm" svg:width="17cm" svg:height="9.834cm" draw:z-index="2"><draw:image xlink:href="Pictures/100000000000028300000174150C456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Willink</meta:initial-creator>
    <meta:creation-date>2016-08-06T11:12:42.20</meta:creation-date>
    <meta:printed-by>Edward Willink</meta:printed-by>
    <meta:print-date>2016-08-06T11:18:32.21</meta:print-date>
    <meta:document-statistic meta:table-count="0" meta:image-count="3" meta:object-count="0" meta:page-count="1" meta:paragraph-count="0" meta:word-count="0" meta:character-count="0"/>
    <dc:date>2016-08-07T11:17:27.45</dc:date>
    <dc:creator>Edward Willink</dc:creator>
    <meta:editing-duration>PT23H49M34S</meta:editing-duration>
    <meta:editing-cycles>1</meta:editing-cycles>
    <meta:generator>OpenOffice/4.0.1$Win32 OpenOffice.org_project/401m5$Build-9714</meta:generator>
  </office:meta>
</office:document-meta>
</file>